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2" svg:font-family="Verdana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erdana3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Verdana1" fo:font-size="10pt" officeooo:paragraph-rsid="002b2701" style:font-size-asian="10pt" style:font-size-complex="10pt"/>
    </style:style>
    <style:style style:name="P2" style:family="paragraph" style:parent-style-name="Standard">
      <style:text-properties style:font-name="Verdana1" fo:font-size="10pt" officeooo:paragraph-rsid="0024dc6c" style:font-size-asian="10pt" style:font-size-complex="10pt"/>
    </style:style>
    <style:style style:name="P3" style:family="paragraph" style:parent-style-name="Standard">
      <style:text-properties style:font-name="Verdana1" fo:font-size="10pt" officeooo:rsid="0021fc76" officeooo:paragraph-rsid="0033486d" style:font-size-asian="10pt" style:font-size-complex="10pt"/>
    </style:style>
    <style:style style:name="P4" style:family="paragraph" style:parent-style-name="Standard">
      <style:text-properties style:font-name="Verdana1" fo:font-size="10pt" officeooo:rsid="001a8352" officeooo:paragraph-rsid="0033486d" style:font-size-asian="10pt" style:font-size-complex="10pt"/>
    </style:style>
    <style:style style:name="P5" style:family="paragraph" style:parent-style-name="Standard">
      <style:text-properties style:font-name="Verdana1" fo:font-size="10pt" officeooo:paragraph-rsid="0031ecf4" style:font-size-asian="10pt" style:font-size-complex="10pt"/>
    </style:style>
    <style:style style:name="P6" style:family="paragraph" style:parent-style-name="Standard">
      <style:text-properties style:font-name="Verdana1" fo:font-size="10pt" officeooo:paragraph-rsid="0033486d" style:font-size-asian="10pt" style:font-size-complex="10pt"/>
    </style:style>
    <style:style style:name="P7" style:family="paragraph" style:parent-style-name="Standard">
      <style:text-properties style:font-name="Verdana1" fo:font-size="10pt" fo:font-weight="bold" officeooo:rsid="002bdea1" officeooo:paragraph-rsid="002b2701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Verdana1" fo:font-size="10pt" fo:font-weight="bold" officeooo:paragraph-rsid="002b2701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Verdana1" fo:font-size="10pt" fo:font-weight="bold" officeooo:rsid="002fda9b" officeooo:paragraph-rsid="00305895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Verdana1" fo:font-size="10pt" fo:font-weight="bold" officeooo:paragraph-rsid="0031ecf4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Verdana1" fo:font-size="10pt" fo:font-weight="bold" officeooo:rsid="0032ef4a" officeooo:paragraph-rsid="0033486d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Verdana1" fo:font-size="10pt" fo:font-weight="bold" officeooo:rsid="0033486d" officeooo:paragraph-rsid="0033486d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Verdana1" fo:font-size="10pt" fo:font-weight="normal" officeooo:rsid="003602db" officeooo:paragraph-rsid="0033486d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Verdana1" fo:font-size="10pt" fo:font-weight="normal" officeooo:rsid="001a8352" officeooo:paragraph-rsid="0031ecf4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Verdana2" fo:font-size="10pt" fo:font-weight="bold" officeooo:paragraph-rsid="0024dc6c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Verdana2" fo:font-size="10pt" fo:font-weight="bold" officeooo:rsid="00061b30" officeooo:paragraph-rsid="0031ecf4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Verdana" fo:font-size="10pt" officeooo:paragraph-rsid="002b2701" style:font-size-asian="10pt" style:font-name-complex="Verdana3" style:font-size-complex="10pt"/>
    </style:style>
    <style:style style:name="P18" style:family="paragraph" style:parent-style-name="Standard">
      <style:text-properties style:font-name="Times New Roman" fo:font-size="10pt" fo:font-weight="bold" officeooo:paragraph-rsid="002b2701" style:font-size-asian="10pt" style:font-weight-asian="bold" style:font-size-complex="10pt" style:font-weight-complex="bold"/>
    </style:style>
    <style:style style:name="P19" style:family="paragraph" style:parent-style-name="Standard">
      <style:text-properties fo:color="#cc0000" style:font-name="Verdana1" fo:font-size="10pt" fo:font-weight="bold" officeooo:rsid="00206f69" officeooo:paragraph-rsid="00305895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Verdana1" fo:font-size="10pt" officeooo:rsid="0034e7fc" officeooo:paragraph-rsid="0033486d" style:font-size-asian="10pt" style:font-size-complex="10pt"/>
    </style:style>
    <style:style style:name="P21" style:family="paragraph" style:parent-style-name="Standard">
      <style:text-properties fo:color="#800000" style:font-name="Verdana1" fo:font-size="10pt" officeooo:rsid="0035c8cd" officeooo:paragraph-rsid="0035c8cd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2ef4a" style:font-weight-asian="bold" style:font-weight-complex="bold"/>
    </style:style>
    <style:style style:name="T3" style:family="text">
      <style:text-properties fo:font-weight="bold" officeooo:rsid="0037740b" style:font-weight-asian="bold" style:font-weight-complex="bold"/>
    </style:style>
    <style:style style:name="T4" style:family="text">
      <style:text-properties fo:font-weight="bold" officeooo:rsid="0037d58c" style:font-weight-asian="bold" style:font-weight-complex="bold"/>
    </style:style>
    <style:style style:name="T5" style:family="text">
      <style:text-properties fo:font-weight="bold" officeooo:rsid="0033486d" style:font-weight-asian="bold" style:font-weight-complex="bold"/>
    </style:style>
    <style:style style:name="T6" style:family="text">
      <style:text-properties fo:font-weight="normal" officeooo:rsid="002c10b8" style:font-weight-asian="normal" style:font-weight-complex="normal"/>
    </style:style>
    <style:style style:name="T7" style:family="text">
      <style:text-properties fo:font-weight="normal" officeooo:rsid="003075a6" style:font-weight-asian="normal" style:font-weight-complex="normal"/>
    </style:style>
    <style:style style:name="T8" style:family="text">
      <style:text-properties officeooo:rsid="001de38d"/>
    </style:style>
    <style:style style:name="T9" style:family="text">
      <style:text-properties officeooo:rsid="0008eca3"/>
    </style:style>
    <style:style style:name="T10" style:family="text">
      <style:text-properties style:font-name="Verdana" style:font-name-complex="Verdana3"/>
    </style:style>
    <style:style style:name="T11" style:family="text">
      <style:text-properties style:font-name="Verdana" officeooo:rsid="0010890b" style:font-name-complex="Verdana3"/>
    </style:style>
    <style:style style:name="T12" style:family="text">
      <style:text-properties style:font-name="Verdana" officeooo:rsid="002863e5" style:font-name-complex="Verdana3"/>
    </style:style>
    <style:style style:name="T13" style:family="text">
      <style:text-properties style:font-name="Verdana" officeooo:rsid="0033486d" style:font-name-complex="Verdana3"/>
    </style:style>
    <style:style style:name="T14" style:family="text">
      <style:text-properties style:font-name="Verdana" officeooo:rsid="0035c8cd" style:font-name-complex="Verdana3"/>
    </style:style>
    <style:style style:name="T15" style:family="text">
      <style:text-properties officeooo:rsid="0021fc76"/>
    </style:style>
    <style:style style:name="T16" style:family="text">
      <style:text-properties officeooo:rsid="002c10b8"/>
    </style:style>
    <style:style style:name="T17" style:family="text">
      <style:text-properties officeooo:rsid="0031ecf4"/>
    </style:style>
    <style:style style:name="T18" style:family="text">
      <style:text-properties officeooo:rsid="0032ef4a"/>
    </style:style>
    <style:style style:name="T19" style:family="text">
      <style:text-properties officeooo:rsid="0033486d"/>
    </style:style>
    <style:style style:name="T20" style:family="text">
      <style:text-properties officeooo:rsid="003459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Atividade_06 - </text:span>Livro AVR e Arduino – Técnicas de Projeto</text:p>
      <text:p text:style-name="P16">Capítulo: <text:span text:style-name="T17">9 (TEMPORIZADORES/CONTADORES)</text:span></text:p>
      <text:p text:style-name="P2"/>
      <text:p text:style-name="P10">Título: <text:span text:style-name="T16">Usando timers/contadores para gerar interrupções periódicas e PWMs – TC0, TC1 e TC2</text:span></text:p>
      <text:p text:style-name="P1"/>
      <text:p text:style-name="P5"><text:span text:style-name="T1">Objetivos: </text:span><text:span text:style-name="T6">Aprender a </text:span><text:span text:style-name="T7">usar os timers dos microcontroladores da Atmel.</text:span></text:p>
      <text:p text:style-name="P5"/>
      <text:p text:style-name="P14">Nesta prática utilizaremos o Tinkercad para simular um circuito simples usando o microcontrolador Atmega328, utilizado nas placas Arduino UNO. Desta vez, programaremos usando um código C para acender e apagar LEDs usando interrupções geradas por timers. Também faremos um LED acender progressivamente e apagar progressivamente usando PWM.</text:p>
      <text:p text:style-name="P1"/>
      <text:p text:style-name="P8"><text:span text:style-name="T15">1. </text:span>Procedimentos:</text:p>
      <text:p text:style-name="P1"/>
      <text:p text:style-name="P6">1. <text:span text:style-name="T8">Acesse sua conta no Tinkercad (</text:span><text:a xlink:type="simple" xlink:href="http://tinkercad.com/" text:style-name="Internet_20_link" text:visited-style-name="Visited_20_Internet_20_Link"><text:span text:style-name="T8">tinkercad.com</text:span></text:a><text:span text:style-name="T8">) e vá para a aba circuits (</text:span><text:a xlink:type="simple" xlink:href="https://www.tinkercad.com/circuits" text:style-name="Internet_20_link" text:visited-style-name="Visited_20_Internet_20_Link"><text:span text:style-name="T8">https://www.tinkercad.com/circuits</text:span></text:a><text:span text:style-name="T8">).</text:span></text:p>
      <text:p text:style-name="P6"/>
      <text:p text:style-name="P6"><text:span text:style-name="T8">2</text:span>. <text:span text:style-name="T18">Comece colocando uma placa do Arduino. Ligue três LEDs, um na porta PB5 (13), um na porta PB4 (12), e um na porta PB3 (11). Baixe o capítulo 9 do livro e mãos a obra.</text:span></text:p>
      <text:p text:style-name="P4"/>
      <text:p text:style-name="P3"><text:span text:style-name="T19">3</text:span>. <text:span text:style-name="T18">Configure seu timer 0 para que a cada interrupção (escolha que interrupção), alterne o estado do LED no pino 13. O perído de tempo entre cada troca de estado do LED deve ser o mais próximo possível de 10ms. </text:span><text:span text:style-name="T2">Pergunta teórica: Quais os parâmetros do timer 0 que o fazem se aproximar do valor pedido (valores do prescaler e do comparador, </text:span><text:span text:style-name="T3">mostre seus cálculos</text:span><text:span text:style-name="T2">)? </text:span><text:span text:style-name="T5">Qual o intervalo de tempo exato obtido?</text:span></text:p>
      <text:p text:style-name="P3"/>
      <text:p text:style-name="P20"><text:span text:style-name="T19">4</text:span>. Agora configure seu timer 1 para que a cada interrupção, alterne o estado do LED no pino 12. <text:span text:style-name="T18">O perído de tempo entre cada troca de estado do LED deve ser o mais próximo possível de 998ms. </text:span><text:span text:style-name="T2">Pergunta teórica: Quais os parâmetros do timer </text:span><text:span text:style-name="T1">1</text:span><text:span text:style-name="T2"> que o fazem se aproximar do valor pedido (valores do prescaler e do comparador, </text:span><text:span text:style-name="T3">mostre seus cálculos</text:span><text:span text:style-name="T2">)? </text:span><text:span text:style-name="T5">Qual o intervalo de tempo exato obtido?</text:span></text:p>
      <text:p text:style-name="P21"><text:span text:style-name="T5">D</text:span><text:span text:style-name="T1">ICA: Lembre-se de usar main() ao invés de setup() e loop(), pois com setup() o init() é invocado configurando o timer1.</text:span></text:p>
      <text:p text:style-name="P11"/>
      <text:p text:style-name="P13"><text:span text:style-name="T19">5. </text:span>Agora configure seu timer 2 como PWM. Configure o pino 11 (PB3) como saída do comparador do timer 2. Use o modo PWM rápido. Vamos fazer o LED ligado no pino 11 acender e apagar progressivamente. Para isto, use a interrupção do timer 0 para ajustar o valor do PWM. Como ele gera uma interrupção a cada <text:span text:style-name="T20">10</text:span>ms, seu LED deve levar aproximadamente <text:span text:style-name="T20">2.5</text:span>s para acender completamente e <text:span text:style-name="T20">2.5</text:span>s para apagar por completo. <text:span text:style-name="T4">Atenção: O Tinkercad não simula bem o PWM.</text:span></text:p>
      <text:p text:style-name="P1"/>
      <text:p text:style-name="P18"><text:span text:style-name="T13">6</text:span><text:span text:style-name="T10">. </text:span><text:span text:style-name="T11">Cole</text:span><text:span text:style-name="T10"> o código fonte do microcontrolador </text:span><text:span text:style-name="T11">ao final deste arquivo e</text:span><text:span text:style-name="T10"> </text:span><text:span text:style-name="T11">inclua a imagem</text:span><text:span text:style-name="T10"> de seu design. </text:span><text:span text:style-name="T12">Importante: Deixe seu circuito público no Tinkercad e cole o link para ele aqui:</text:span></text:p>
      <text:p text:style-name="P1"/>
      <text:p text:style-name="P8">ATENÇÃO: Documente seu código. Cada linha/bloco deve deixar explícito o seu papel.</text:p>
      <text:p text:style-name="P19">ATENÇÃO: <text:span text:style-name="T15">Na versão final do seu projeto, </text:span>as funções pinMode(), digitalWrite() <text:span text:style-name="T15">e digitalRead()</text:span> <text:span text:style-name="T15">são proibidas</text:span>. O uso delas fará a nota atribuída ser zero.</text:p>
      <text:p text:style-name="P8"/>
      <text:p text:style-name="P17"/>
      <text:p text:style-name="P17">______________________________________________________________</text:p>
      <text:p text:style-name="P7">RÚBRICA:</text:p>
      <text:p text:style-name="P9"><text:span text:style-name="T19">TC0</text:span>: <text:span text:style-name="T19">30</text:span>%</text:p>
      <text:p text:style-name="P9"><text:span text:style-name="T19">TC1</text:span>: <text:span text:style-name="T19">4</text:span>0%</text:p>
      <text:p text:style-name="P12">TC2: 30%</text:p>
      <text:p text:style-name="P7"/>
      <text:p text:style-name="P7"><text:span text:style-name="T11">Valor desta atividade na média: </text:span><text:span text:style-name="T14">0</text:span><text:span text:style-name="T13">.</text:span><text:span text:style-name="T14">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Verdana2" svg:font-family="Verdana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erdana3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2T10:23:27.269174286</meta:creation-date>
    <meta:editing-duration>PT1H23M59S</meta:editing-duration>
    <meta:editing-cycles>8</meta:editing-cycles>
    <meta:generator>LibreOffice/5.2.7.2$Linux_X86_64 LibreOffice_project/20m0$Build-2</meta:generator>
    <dc:date>2022-05-13T09:29:04.586135275</dc:date>
    <meta:document-statistic meta:table-count="0" meta:image-count="0" meta:object-count="0" meta:page-count="1" meta:paragraph-count="21" meta:word-count="461" meta:character-count="2787" meta:non-whitespace-character-count="2345"/>
  </office:meta>
</office:document-meta>
</file>